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normal" officeooo:rsid="000ec7d6" officeooo:paragraph-rsid="000d0845" style:font-weight-asian="normal" style:font-weight-complex="normal"/>
    </style:style>
    <style:style style:name="P2" style:family="paragraph" style:parent-style-name="Text_20_body">
      <style:text-properties fo:font-size="14pt" fo:font-weight="normal" officeooo:rsid="000d0845" officeooo:paragraph-rsid="000d0845" style:font-weight-asian="normal" style:font-weight-complex="normal"/>
    </style:style>
    <style:style style:name="P3" style:family="paragraph" style:parent-style-name="Text_20_body">
      <style:text-properties fo:font-size="14pt" fo:font-weight="normal" officeooo:rsid="000d3370" officeooo:paragraph-rsid="000d3370" style:font-weight-asian="normal" style:font-weight-complex="normal"/>
    </style:style>
    <style:style style:name="P4" style:family="paragraph" style:parent-style-name="Text_20_body">
      <style:text-properties officeooo:paragraph-rsid="000d0845"/>
    </style:style>
    <style:style style:name="P5" style:family="paragraph" style:parent-style-name="Text_20_body">
      <style:text-properties officeooo:paragraph-rsid="000de482"/>
    </style:style>
    <style:style style:name="P6" style:family="paragraph" style:parent-style-name="Standard">
      <style:text-properties officeooo:rsid="000c0726" officeooo:paragraph-rsid="000c0726"/>
    </style:style>
    <style:style style:name="T1" style:family="text">
      <style:text-properties fo:font-size="14pt" fo:font-style="normal" fo:font-weight="normal" officeooo:rsid="00108be7" style:font-style-asian="normal" style:font-weight-asian="normal" style:font-style-complex="normal" style:font-weight-complex="normal"/>
    </style:style>
    <style:style style:name="T2" style:family="text">
      <style:text-properties officeooo:rsid="00108be7"/>
    </style:style>
    <style:style style:name="T3" style:family="text">
      <style:text-properties officeooo:rsid="00123d7d"/>
    </style:style>
    <style:style style:name="T4" style:family="text">
      <style:text-properties officeooo:rsid="00134f59"/>
    </style:style>
    <style:style style:name="T5" style:family="text">
      <style:text-properties officeooo:rsid="00144869"/>
    </style:style>
    <style:style style:name="T6" style:family="text">
      <style:text-properties officeooo:rsid="00152808"/>
    </style:style>
    <style:style style:name="T7" style:family="text">
      <style:text-properties officeooo:rsid="001533d3"/>
    </style:style>
    <style:style style:name="T8" style:family="text">
      <style:text-properties officeooo:rsid="001669a5"/>
    </style:style>
    <style:style style:name="T9" style:family="text">
      <style:text-properties officeooo:rsid="0016d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zzi 201<text:span text:style-name="T9">7</text:span></text:p>
      <text:p text:style-name="P6"/>
      <text:p text:style-name="P1"><text:s/></text:p>
      <text:p text:style-name="P4"><text:span text:style-name="T1">Il</text:span><text:span text:style-name="Strong_20_Emphasis"> prezzo della piazzola include: </text:span><text:span text:style-name="Strong_20_Emphasis"><text:span text:style-name="T7">2</text:span></text:span><text:span text:style-name="Strong_20_Emphasis"> </text:span><text:span text:style-name="Strong_20_Emphasis"><text:span text:style-name="T7">Persone, </text:span></text:span>posto camper/ roulotte/ tenda, elettricità <text:span text:style-name="T4">3A</text:span>, servizi igienici, docce calde, un posto auto.</text:p>
      <text:p text:style-name="P5"><text:span text:style-name="Strong_20_Emphasis"><text:span text:style-name="T2">La</text:span></text:span><text:span text:style-name="Strong_20_Emphasis"> tassa di soggiorno </text:span><text:span text:style-name="Strong_20_Emphasis"><text:span text:style-name="T6">è</text:span></text:span><text:span text:style-name="Strong_20_Emphasis"> </text:span><text:span text:style-name="Strong_20_Emphasis"><text:span text:style-name="T2">ESCLUSA</text:span></text:span><text:span text:style-name="Strong_20_Emphasis"> </text:span>(€ <text:span text:style-name="T5">1.</text:span> a persona, a notte fino a un massimo di 10 notti; esenti i minori fino al compimento del 14° anno). </text:p>
      <text:p text:style-name="P4"><text:span text:style-name="Strong_20_Emphasis">Partenza:</text:span> indipendentemente dall’ora di ingresso, sarà conteggiata un’ulteriore notte se la partenza avverrà dopo le ore <text:span text:style-name="Strong_20_Emphasis">11:00.</text:span></text:p>
      <text:p text:style-name="P2">Piazzola <text:span text:style-name="T7">R</text:span>elax</text:p>
      <text:p text:style-name="P2">Piazzola Panorama</text:p>
      <text:p text:style-name="P2">Piazzola Aqua</text:p>
      <text:p text:style-name="P2">Adulto extra</text:p>
      <text:p text:style-name="P2">Bambino Extra</text:p>
      <text:p text:style-name="P2">cane</text:p>
      <text:p text:style-name="P2">ospite giornaliero</text:p>
      <text:p text:style-name="P2">Extra: </text:p>
      <text:p text:style-name="P2">- 2°auto, barca, tendina fuori dalla piazzola euro 5. al giorno</text:p>
      <text:p text:style-name="P2">- <text:s/><text:span text:style-name="T3">Mezzo di soggiorno non abitato euro 10. a notte (possibile solo in bassa stagione)</text:span></text:p>
      <text:p text:style-name="P3">-<text:span text:style-name="T8">tassa soggiorno</text:span> </text:p>
      <text:p text:style-name="P3">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8:16:46.839813758</meta:creation-date>
    <dc:date>2016-11-17T02:09:42.923191653</dc:date>
    <meta:editing-duration>PT1H27M1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10" meta:character-count="678" meta:non-whitespace-character-count="579"/>
  </office:meta>
</office:document-meta>
</file>